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fe185" officeooo:paragraph-rsid="001fe185"/>
    </style:style>
    <style:style style:name="P2" style:family="paragraph" style:parent-style-name="Standard">
      <style:text-properties officeooo:rsid="002193c6" officeooo:paragraph-rsid="002193c6"/>
    </style:style>
    <style:style style:name="P3" style:family="paragraph" style:parent-style-name="Standard">
      <style:text-properties officeooo:rsid="0021dbf2" officeooo:paragraph-rsid="0021dbf2"/>
    </style:style>
    <style:style style:name="P4" style:family="paragraph" style:parent-style-name="Standard">
      <style:text-properties style:text-underline-style="solid" style:text-underline-width="auto" style:text-underline-color="font-color" officeooo:rsid="0021dbf2" officeooo:paragraph-rsid="0021dbf2"/>
    </style:style>
    <style:style style:name="P5" style:family="paragraph" style:parent-style-name="Preformatted_20_Text">
      <style:text-properties officeooo:rsid="001fe185" officeooo:paragraph-rsid="001fe185"/>
    </style:style>
    <style:style style:name="P6" style:family="paragraph" style:parent-style-name="Preformatted_20_Text">
      <style:text-properties officeooo:rsid="001fe185" officeooo:paragraph-rsid="002193c6"/>
    </style:style>
    <style:style style:name="P7" style:family="paragraph" style:parent-style-name="Preformatted_20_Text">
      <style:text-properties officeooo:rsid="002193c6" officeooo:paragraph-rsid="002193c6"/>
    </style:style>
    <style:style style:name="P8" style:family="paragraph" style:parent-style-name="Preformatted_20_Text">
      <style:text-properties style:font-name="Liberation Mono" fo:font-size="10pt" officeooo:rsid="001fe185" officeooo:paragraph-rsid="002193c6" style:font-name-asian="DejaVu Sans Mono" style:font-size-asian="10pt" style:font-name-complex="Liberation Mono" style:font-size-complex="10pt"/>
    </style:style>
    <style:style style:name="P9" style:family="paragraph" style:parent-style-name="Preformatted_20_Text">
      <style:text-properties officeooo:rsid="0021dbf2" officeooo:paragraph-rsid="0021dbf2"/>
    </style:style>
    <style:style style:name="P10" style:family="paragraph" style:parent-style-name="Preformatted_20_Text">
      <style:text-properties style:text-underline-style="solid" style:text-underline-width="auto" style:text-underline-color="font-color" officeooo:rsid="0021dbf2" officeooo:paragraph-rsid="0021dbf2"/>
    </style:style>
    <style:style style:name="P11" style:family="paragraph" style:parent-style-name="Preformatted_20_Text">
      <style:text-properties style:text-underline-style="none" officeooo:rsid="0021dbf2" officeooo:paragraph-rsid="0021dbf2"/>
    </style:style>
    <style:style style:name="P12" style:family="paragraph" style:parent-style-name="Preformatted_20_Text">
      <style:paragraph-properties fo:margin-top="0cm" fo:margin-bottom="0.499cm" loext:contextual-spacing="false"/>
    </style:style>
    <style:style style:name="P13" style:family="paragraph" style:parent-style-name="Preformatted_20_Text">
      <style:paragraph-properties fo:margin-top="0cm" fo:margin-bottom="0.499cm" loext:contextual-spacing="false"/>
      <style:text-properties officeooo:rsid="0021dbf2" officeooo:paragraph-rsid="0021dbf2"/>
    </style:style>
    <style:style style:name="P14" style:family="paragraph" style:parent-style-name="Preformatted_20_Text">
      <style:paragraph-properties fo:margin-top="0cm" fo:margin-bottom="0.499cm" loext:contextual-spacing="false"/>
      <style:text-properties officeooo:rsid="0021dbf2" officeooo:paragraph-rsid="0021fe49"/>
    </style:style>
    <style:style style:name="P15" style:family="paragraph" style:parent-style-name="Preformatted_20_Text">
      <style:paragraph-properties fo:margin-top="0cm" fo:margin-bottom="0.499cm" loext:contextual-spacing="false"/>
      <style:text-properties officeooo:rsid="0021dbf2" officeooo:paragraph-rsid="002cd900"/>
    </style:style>
    <style:style style:name="P16" style:family="paragraph" style:parent-style-name="Preformatted_20_Text">
      <style:paragraph-properties fo:margin-top="0cm" fo:margin-bottom="0.499cm" loext:contextual-spacing="false"/>
      <style:text-properties officeooo:rsid="0021fe49" officeooo:paragraph-rsid="0021fe49"/>
    </style:style>
    <style:style style:name="P17" style:family="paragraph" style:parent-style-name="Preformatted_20_Text">
      <style:paragraph-properties fo:margin-top="0cm" fo:margin-bottom="0.499cm" loext:contextual-spacing="false"/>
      <style:text-properties officeooo:rsid="00235161" officeooo:paragraph-rsid="00235161"/>
    </style:style>
    <style:style style:name="P18" style:family="paragraph" style:parent-style-name="Preformatted_20_Text">
      <style:paragraph-properties fo:margin-top="0cm" fo:margin-bottom="0.499cm" loext:contextual-spacing="false"/>
      <style:text-properties officeooo:rsid="00251765" officeooo:paragraph-rsid="00251765"/>
    </style:style>
    <style:style style:name="P19" style:family="paragraph" style:parent-style-name="Preformatted_20_Text">
      <style:paragraph-properties fo:margin-top="0cm" fo:margin-bottom="0.499cm" loext:contextual-spacing="false"/>
      <style:text-properties officeooo:rsid="002558d6" officeooo:paragraph-rsid="002558d6"/>
    </style:style>
    <style:style style:name="P20" style:family="paragraph" style:parent-style-name="Preformatted_20_Text">
      <style:paragraph-properties fo:margin-top="0cm" fo:margin-bottom="0.499cm" loext:contextual-spacing="false"/>
      <style:text-properties officeooo:rsid="00261cc0" officeooo:paragraph-rsid="00261cc0"/>
    </style:style>
    <style:style style:name="P21" style:family="paragraph" style:parent-style-name="Preformatted_20_Text">
      <style:paragraph-properties fo:margin-top="0cm" fo:margin-bottom="0.499cm" loext:contextual-spacing="false"/>
      <style:text-properties officeooo:rsid="0027d10b" officeooo:paragraph-rsid="0027d10b"/>
    </style:style>
    <style:style style:name="P22" style:family="paragraph" style:parent-style-name="Preformatted_20_Text">
      <style:paragraph-properties fo:margin-top="0cm" fo:margin-bottom="0.499cm" loext:contextual-spacing="false"/>
      <style:text-properties officeooo:rsid="0029aa00" officeooo:paragraph-rsid="0029aa00"/>
    </style:style>
    <style:style style:name="P23" style:family="paragraph" style:parent-style-name="Preformatted_20_Text">
      <style:paragraph-properties fo:margin-top="0cm" fo:margin-bottom="0.499cm" loext:contextual-spacing="false"/>
      <style:text-properties style:text-underline-style="solid" style:text-underline-width="auto" style:text-underline-color="font-color" officeooo:rsid="0021dbf2" officeooo:paragraph-rsid="0021dbf2"/>
    </style:style>
    <style:style style:name="P24" style:family="paragraph" style:parent-style-name="Preformatted_20_Text">
      <style:paragraph-properties fo:margin-top="0cm" fo:margin-bottom="0.499cm" loext:contextual-spacing="false"/>
      <style:text-properties officeooo:rsid="002b26dc" officeooo:paragraph-rsid="002b26dc"/>
    </style:style>
    <style:style style:name="P25" style:family="paragraph" style:parent-style-name="Preformatted_20_Text">
      <style:paragraph-properties fo:margin-top="0cm" fo:margin-bottom="0.499cm" loext:contextual-spacing="false" fo:break-before="page"/>
      <style:text-properties officeooo:rsid="0021dbf2"/>
    </style:style>
    <style:style style:name="P26" style:family="paragraph" style:parent-style-name="Preformatted_20_Text">
      <style:paragraph-properties fo:margin-top="0cm" fo:margin-bottom="0.499cm" loext:contextual-spacing="false" fo:break-before="page"/>
      <style:text-properties officeooo:rsid="0021dbf2" officeooo:paragraph-rsid="0021dbf2"/>
    </style:style>
    <style:style style:name="P27" style:family="paragraph" style:parent-style-name="Preformatted_20_Text">
      <style:paragraph-properties fo:margin-top="0cm" fo:margin-bottom="0.499cm" loext:contextual-spacing="false" fo:break-before="page"/>
      <style:text-properties officeooo:rsid="0027d10b" officeooo:paragraph-rsid="0027d10b"/>
    </style:style>
    <style:style style:name="P28" style:family="paragraph" style:parent-style-name="Preformatted_20_Text">
      <style:paragraph-properties fo:margin-top="0cm" fo:margin-bottom="0.499cm" loext:contextual-spacing="false" fo:padding-left="0cm" fo:padding-right="0cm" fo:padding-top="0cm" fo:padding-bottom="0.074cm" fo:border-left="none" fo:border-right="none" fo:border-top="none" fo:border-bottom="0.06pt solid #000000" style:join-border="false"/>
    </style:style>
    <style:style style:name="P29" style:family="paragraph" style:parent-style-name="Heading_20_4">
      <style:text-properties style:text-underline-style="solid" style:text-underline-width="auto" style:text-underline-color="font-color" officeooo:rsid="0021dbf2" officeooo:paragraph-rsid="0021dbf2"/>
    </style:style>
    <style:style style:name="P30" style:family="paragraph" style:parent-style-name="Preformatted_20_Text">
      <style:text-properties fo:font-size="10pt" officeooo:rsid="001fe185" officeooo:paragraph-rsid="001fe185"/>
    </style:style>
    <style:style style:name="P31" style:family="paragraph" style:parent-style-name="Preformatted_20_Text">
      <style:paragraph-properties fo:margin-top="0cm" fo:margin-bottom="0.499cm" loext:contextual-spacing="false"/>
    </style:style>
    <style:style style:name="P32" style:family="paragraph" style:parent-style-name="Preformatted_20_Text">
      <style:paragraph-properties fo:margin-top="0cm" fo:margin-bottom="0.499cm" loext:contextual-spacing="false"/>
      <style:text-properties officeooo:rsid="002fbc10" officeooo:paragraph-rsid="002fbc10"/>
    </style:style>
    <style:style style:name="P33" style:family="paragraph" style:parent-style-name="Preformatted_20_Text">
      <style:paragraph-properties fo:margin-top="0cm" fo:margin-bottom="0.499cm" loext:contextual-spacing="false"/>
      <style:text-properties officeooo:rsid="00261cc0" officeooo:paragraph-rsid="00261cc0"/>
    </style:style>
    <style:style style:name="T1" style:family="text">
      <style:text-properties officeooo:rsid="0021fe49"/>
    </style:style>
    <style:style style:name="T2" style:family="text">
      <style:text-properties officeooo:rsid="00235161"/>
    </style:style>
    <style:style style:name="T3" style:family="text">
      <style:text-properties officeooo:rsid="002cd900"/>
    </style:style>
    <style:style style:name="T4" style:family="text">
      <style:text-properties officeooo:rsid="002d4108"/>
    </style:style>
    <style:style style:name="T5" style:family="text">
      <style:text-properties officeooo:rsid="002558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a:</text:p>
      <text:p text:style-name="P1"/>
      <text:p text:style-name="P1">1) Instal·lar ROS melodic:</text:p>
      <text:p text:style-name="P1"/>
      <text:p text:style-name="P1"><text:a xlink:type="simple" xlink:href="http://wiki.ros.org/melodic/Installation/Ubuntu" text:style-name="Internet_20_link" text:visited-style-name="Visited_20_Internet_20_Link">http://wiki.ros.org/melodic/Installation/Ubuntu</text:a></text:p>
      <text:p text:style-name="P1"/>
      <text:p text:style-name="P1"/>
      <text:p text:style-name="P1">Setup your computer to accept software from packages.ros.org. </text:p>
      <text:p text:style-name="P1"/>
      <text:p text:style-name="P30">sudo sh -c 'echo "deb http://packages.ros.org/ros/ubuntu $(lsb_release -sc) main" &gt; /etc/apt/sources.list.d/ros-latest.list'</text:p>
      <text:p text:style-name="P1"/>
      <text:p text:style-name="P2">Set up your keys:</text:p>
      <text:p text:style-name="P2"/>
      <text:p text:style-name="P5">sudo apt-key adv --keyserver 'hkp://keyserver.ubuntu.com:80' --recv-key C1CF6E31E6BADE8868B172B4F42ED6FBAB17C654</text:p>
      <text:p text:style-name="P1"/>
      <text:p text:style-name="P2">Installation:</text:p>
      <text:p text:style-name="P2"/>
      <text:p text:style-name="P8">sudo apt update</text:p>
      <text:p text:style-name="P2"/>
      <text:p text:style-name="P7">sudo apt install ros-melodic-desktop-full</text:p>
      <text:p text:style-name="P7"/>
      <text:p text:style-name="P6">check- find available packages:</text:p>
      <text:p text:style-name="P6"/>
      <text:p text:style-name="P7">apt search ros-melodic</text:p>
      <text:p text:style-name="P7"/>
      <text:p text:style-name="P3">Enviroment setup: (Això ho haurem de canviar?)</text:p>
      <text:p text:style-name="P3"/>
      <text:p text:style-name="P9">echo "source /opt/ros/melodic/setup.bash" &gt;&gt; ~/.bashrc</text:p>
      <text:p text:style-name="P12"><text:bookmark text:name="melodic.2FInstallation.2FDebEnvironment.line-2-1"/>source ~/.bashrc</text:p>
      <text:p text:style-name="P3"/>
      <text:p text:style-name="P11">sudo apt install python-rosdep python-rosinstall python-rosinstall-generator python-wstool build-essential</text:p>
      <text:p text:style-name="P11"/>
      <text:p text:style-name="P11">sudo apt install python-rosdep</text:p>
      <text:p text:style-name="P10"/>
      <text:h text:style-name="P29" text:outline-level="4"><text:bookmark text:name="Installation.2FUbuntu.2FBinariesBuildDependencies.Initialize_rosdep"/>Initialize rosdep</text:h>
      <text:p text:style-name="P10"/>
      <text:p text:style-name="P10">sudo rosdep init</text:p>
      <text:p text:style-name="P28"><text:bookmark text:name="Installation.2FUbuntu.2FBinariesBuildDependencies.line-2-1"/>rosdep update</text:p>
      <text:p text:style-name="P14">checks:</text:p>
      <text:p text:style-name="P13">source /opt/ros/melodic/setup.bash →(add<text:span text:style-name="T1"> this line to bashrc??)</text:span></text:p>
      <text:p text:style-name="P13">printenv | grep ROS</text:p>
      <text:p text:style-name="P16">Create a trubot-ws:</text:p>
      <text:p text:style-name="P16">mkdir -p ~/turbot_ws/src</text:p>
      <text:p text:style-name="P16">cd ~/turbot_ws/</text:p>
      <text:p text:style-name="P16">*<text:span text:style-name="T2">Instal·lar catkin_tools:</text:span></text:p>
      <text:p text:style-name="P17"><text:soft-page-break/><text:a xlink:type="simple" xlink:href="https://catkin-tools.readthedocs.io/en/latest/installing.html" text:style-name="Internet_20_link" text:visited-style-name="Visited_20_Internet_20_Link">https://catkin-tools.readthedocs.io/en/latest/installing.html</text:a></text:p>
      <text:p text:style-name="P17">$ sudo sh -c 'echo "deb http://packages.ros.org/ros/ubuntu `lsb_release -sc` main" &gt; /etc/apt/sources.list.d/ros-latest.list'</text:p>
      <text:p text:style-name="P12">$ wget http://packages.ros.org/ros.key -O - | sudo apt-key add -</text:p>
      <text:p text:style-name="P17">(he fet aixo dins catkin passa algo?)</text:p>
      <text:p text:style-name="P17">$ sudo apt-get update</text:p>
      <text:p text:style-name="P12">$ sudo apt-get install python-catkin-tools</text:p>
      <text:p text:style-name="P17">-----------------------------------------------------</text:p>
      <text:p text:style-name="P17">catkin build</text:p>
      <text:p text:style-name="P17">source devel/setup.bash</text:p>
      <text:p text:style-name="P18">TURBOT STACK</text:p>
      <text:p text:style-name="P18">clonar el repositori:</text:p>
      <text:p text:style-name="P18">~/turbot_ws/src$ git clone https://github.com/srv/turbot_stack.git</text:p>
      <text:p text:style-name="P19">Crear clau ssh i afegir a github:</text:p>
      <text:p text:style-name="P19"><text:a xlink:type="simple" xlink:href="https://docs.github.com/en/free-pro-team@latest/github/authenticating-to-github/generating-a-new-ssh-key-and-adding-it-to-the-ssh-agent" text:style-name="Internet_20_link" text:visited-style-name="Visited_20_Internet_20_Link">https://docs.github.com/en/free-pro-team@latest/github/authenticating-to-github/generating-a-new-ssh-key-and-adding-it-to-the-ssh-agent</text:a></text:p>
      <text:p text:style-name="P20">Clonar el repositori amb git clone i enllaç ssh</text:p>
      <text:p text:style-name="P20">Seguir Readme</text:p>
      <text:p text:style-name="P20">*Instalar pip:</text:p>
      <text:p text:style-name="P20"><text:span text:style-name="Source_20_Text">sudo apt update</text:span></text:p>
      <text:p text:style-name="P20"><text:span text:style-name="Source_20_Text">sudo apt install python3-pip</text:span></text:p>
      <text:p text:style-name="P20"><text:s/>sudo apt update</text:p>
      <text:p text:style-name="P12">$ sudo apt install python-pip</text:p>
      <text:p text:style-name="P20"/>
      <text:p text:style-name="P20"><text:span text:style-name="Source_20_Text">sudo apt install ros-melodic-pose-cov-ops ros-melodic-geographic-msgs ros-melodic-rosbridge-server</text:span></text:p>
      <text:p text:style-name="P20">The directory '/home/uib/.cache/pip/http' or its parent directory is not owned by the current user and the cache has been disabled. Please check the permissions and owner of that directory. If executing pip with sudo, you may want sudo's -H flag.</text:p>
      <text:p text:style-name="P20">The directory '/home/uib/.cache/pip' or its parent directory is not owned by the current user and caching wheels has been disabled. check the permissions and owner of that directory. If executing pip with sudo, you may want sudo's -H flag.</text:p>
      <text:p text:style-name="P27">IQUAVIEW:</text:p>
      <text:p text:style-name="P21">sudo apt-get install python3-serial python3-matplotlib python3-lxml python3-pyqt5</text:p>
      <text:p text:style-name="P12">sudo pip3 install pysftp</text:p>
      <text:p text:style-name="P21">sudo apt-get update <text:s/></text:p>
      <text:p text:style-name="P12">sudo apt-get install qgis qgis-plugin-grass</text:p>
      <text:p text:style-name="P21"/>
      <text:p text:style-name="P22">Configurar ip fixa</text:p>
      <text:p text:style-name="P22">aliases</text:p>
      <text:p text:style-name="P21">Iquaview</text:p>
      <text:p text:style-name="P21"/>
      <text:p text:style-name="P21">simulation</text:p>
      <text:p text:style-name="P21"/>
      <text:p text:style-name="P24">add CATKIN_IGNORE file dins prosilica driver(fitxer que se diu aixi es igual el contingut i l’extensió que tengui)</text:p>
      <text:p text:style-name="P13"><text:span text:style-name="Source_20_Text">python -m pip install grpcio</text:span></text:p>
      <text:p text:style-name="P13"><text:span text:style-name="Source_20_Text">python -m pip install grpcio-tools</text:span></text:p>
      <text:p text:style-name="P13"><text:span text:style-name="Source_20_Text"/></text:p>
      <text:p text:style-name="P13"><text:span text:style-name="Source_20_Text"/></text:p>
      <text:p text:style-name="P15"><text:span text:style-name="Source_20_Text"><text:span text:style-name="T3">cola2 </text:span></text:span></text:p>
      <text:p text:style-name="P15"><text:span text:style-name="Source_20_Text"/></text:p>
      <text:p text:style-name="P15"><text:span text:style-name="Source_20_Text">El objetivo Packages (main/binary-amd64/Packages) está configurado varias veces en /etc/apt/sources.list:54 y /etc/apt/sources.list.d/vscode.list:3</text:span></text:p>
      <text:p text:style-name="P15"><text:span text:style-name="Source_20_Text">W: El objetivo Packages (main/binary-all/Packages) está configurado varias veces en /etc/apt/sources.list:54 y /etc/apt/sources.list.d/vscode.list:3</text:span></text:p>
      <text:p text:style-name="P15"><text:span text:style-name="Source_20_Text">W: El objetivo Translations (main/i18n/Translation-es_ES) está configurado varias veces en /etc/apt/sources.list:54 y /etc/apt/sources.list.d/vscode.list:3</text:span></text:p>
      <text:p text:style-name="P15"><text:span text:style-name="Source_20_Text">W: El objetivo Translations (main/i18n/Translation-es) está configurado varias veces en /etc/apt/sources.list:54 y /etc/apt/sources.list.d/vscode.list:3</text:span></text:p>
      <text:p text:style-name="P15"><text:span text:style-name="Source_20_Text">W: El objetivo Translations (main/i18n/Translation-en) está configurado varias veces en /etc/apt/sources.list:54 y /etc/apt/sources.list.d/vscode.list:3</text:span></text:p>
      <text:p text:style-name="P15"><text:span text:style-name="Source_20_Text">W: El objetivo DEP-11 (main/dep11/Components-amd64.yml) está configurado varias veces en /etc/apt/sources.list:54 y /etc/apt/sources.list.d/vscode.list:3</text:span></text:p>
      <text:p text:style-name="P15"><text:soft-page-break/><text:span text:style-name="Source_20_Text">W: El objetivo DEP-11 (main/dep11/Components-all.yml) está configurado varias veces en /etc/apt/sources.list:54 y /etc/apt/sources.list.d/vscode.list:3</text:span></text:p>
      <text:p text:style-name="P15"><text:span text:style-name="Source_20_Text">W: El objetivo DEP-11-icons-small (main/dep11/icons-48x48.tar) está configurado varias veces en /etc/apt/sources.list:54 y /etc/apt/sources.list.d/vscode.list:3</text:span></text:p>
      <text:p text:style-name="P15"><text:span text:style-name="Source_20_Text">W: El objetivo DEP-11-icons (main/dep11/icons-64x64.tar) está configurado varias veces en /etc/apt/sources.list:54 y /etc/apt/sources.list.d/vscode.list:3</text:span></text:p>
      <text:p text:style-name="P15"><text:span text:style-name="Source_20_Text">W: El objetivo CNF (main/cnf/Commands-amd64) está configurado varias veces en /etc/apt/sources.list:54 y /etc/apt/sources.list.d/vscode.list:3</text:span></text:p>
      <text:p text:style-name="P15"><text:span text:style-name="Source_20_Text">W: El objetivo CNF (main/cnf/Commands-all) está configurado varias veces en /etc/apt/sources.list:54 y /etc/apt/sources.list.d/vscode.list:3</text:span></text:p>
      <text:p text:style-name="P15"><text:span text:style-name="Source_20_Text">W: El objetivo Packages (main/binary-amd64/Packages) está configurado varias veces en /etc/apt/sources.list:54 y /etc/apt/sources.list.d/vscode.list:3</text:span></text:p>
      <text:p text:style-name="P15"><text:span text:style-name="Source_20_Text">W: El objetivo Packages (main/binary-all/Packages) está configurado varias veces en /etc/apt/sources.list:54 y /etc/apt/sources.list.d/vscode.list:3</text:span></text:p>
      <text:p text:style-name="P15"><text:span text:style-name="Source_20_Text">W: El objetivo Translations (main/i18n/Translation-es_ES) está configurado varias veces en /etc/apt/sources.list:54 y /etc/apt/sources.list.d/vscode.list:3</text:span></text:p>
      <text:p text:style-name="P15"><text:span text:style-name="Source_20_Text">W: El objetivo Translations (main/i18n/Translation-es) está configurado varias veces en /etc/apt/sources.list:54 y /etc/apt/sources.list.d/vscode.list:3</text:span></text:p>
      <text:p text:style-name="P15"><text:span text:style-name="Source_20_Text">W: El objetivo Translations (main/i18n/Translation-en) está configurado varias veces en /etc/apt/sources.list:54 y /etc/apt/sources.list.d/vscode.list:3</text:span></text:p>
      <text:p text:style-name="P15"><text:span text:style-name="Source_20_Text">W: El objetivo DEP-11 (main/dep11/Components-amd64.yml) está configurado varias veces en /etc/apt/sources.list:54 y /etc/apt/sources.list.d/vscode.list:3</text:span></text:p>
      <text:p text:style-name="P15"><text:span text:style-name="Source_20_Text">W: El objetivo DEP-11 (main/dep11/Components-all.yml) está configurado varias veces en /etc/apt/sources.list:54 y /etc/apt/sources.list.d/vscode.list:3</text:span></text:p>
      <text:p text:style-name="P15"><text:span text:style-name="Source_20_Text">W: El objetivo DEP-11-icons-small (main/dep11/icons-48x48.tar) está configurado varias veces en /etc/apt/sources.list:54 y /etc/apt/sources.list.d/vscode.list:3</text:span></text:p>
      <text:p text:style-name="P15"><text:span text:style-name="Source_20_Text">W: El objetivo DEP-11-icons (main/dep11/icons-64x64.tar) está configurado varias veces en /etc/apt/sources.list:54 y /etc/apt/sources.list.d/vscode.list:3</text:span></text:p>
      <text:p text:style-name="P15"><text:span text:style-name="Source_20_Text">W: El objetivo CNF (main/cnf/Commands-amd64) está configurado varias veces en /etc/apt/sources.list:54 y /etc/apt/sources.list.d/vscode.list:3</text:span></text:p>
      <text:p text:style-name="P15"><text:span text:style-name="Source_20_Text">W: El objetivo CNF (main/cnf/Commands-all) está configurado varias veces en /etc/apt/sources.list:54 y /etc/apt/sources.list.d/vscode.list:3</text:span></text:p>
      <text:p text:style-name="P23"/>
      <text:p text:style-name="P13"/>
      <text:p text:style-name="P26">sudo apt-get install ros-kinetic-rosbridge-server ros-kinetic-joy lm-sensors lcov →<text:span text:style-name="T4"> WARNINGS</text:span></text:p>
      <text:p text:style-name="P13">sudo add-apt-repository ppa:ubuntu-toolchain-r/test →<text:span text:style-name="T4"> WARNINGS</text:span></text:p>
      <text:p text:style-name="Preformatted_20_Text">sudo apt-get update</text:p>
      <text:p text:style-name="Preformatted_20_Text">sudo apt-get install gcc-7 g++-7</text:p>
      <text:p text:style-name="Preformatted_20_Text"/>
      <text:p text:style-name="Preformatted_20_Text"># change gcc7 to be the default compiler</text:p>
      <text:p text:style-name="Preformatted_20_Text">sudo update-alternatives --install /usr/bin/gcc gcc /usr/bin/gcc-7 10</text:p>
      <text:p text:style-name="P12">sudo update-alternatives --install /usr/bin/g++ g++ /usr/bin/g++-7 10</text:p>
      <text:p text:style-name="P13"/>
      <text:p text:style-name="P13">sudo nano /etc/apt/sources.list</text:p>
      <text:p text:style-name="P13"/>
      <text:p text:style-name="Preformatted_20_Text">sudo apt-get install python-pip</text:p>
      <text:p text:style-name="P12">pip install ruamel.yaml</text:p>
      <text:p text:style-name="P12"/>
      <text:p text:style-name="P32">Comentar //#include &lt;mrpt/poses/CPose3D.h&gt; al fitxer /home/uib/turbot_ws/src/turbot_stack/usbl_position/src/usbl_projection</text:p>
      <text:p text:style-name="P32">(crec que no serveix per res)</text:p>
      <text:p text:style-name="P12"/>
      <text:p text:style-name="P13"/>
      <text:p text:style-name="P2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7T09:10:45.522586050</meta:creation-date>
    <dc:date>2020-10-28T15:39:05.114676801</dc:date>
    <meta:editing-duration>PT6H32M34S</meta:editing-duration>
    <meta:editing-cycles>6</meta:editing-cycles>
    <meta:generator>LibreOffice/6.0.7.3$Linux_X86_64 LibreOffice_project/00m0$Build-3</meta:generator>
    <meta:document-statistic meta:table-count="0" meta:image-count="0" meta:object-count="0" meta:page-count="6" meta:paragraph-count="98" meta:word-count="690" meta:character-count="6769" meta:non-whitespace-character-count="6176"/>
  </office:meta>
</office:document-meta>
</file>